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4000002BC757AA5CCD5F846FB.png" manifest:media-type="image/png"/>
  <manifest:file-entry manifest:full-path="Pictures/1000000000000384000002BCE7F5ADB4B696D425.png" manifest:media-type="image/png"/>
  <manifest:file-entry manifest:full-path="Pictures/10000000000002B8000002086670396CD6252003.tif" manifest:media-type="image/tiff"/>
  <manifest:file-entry manifest:full-path="Pictures/100000000000010000000100F7AF768E92F981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4.01cm" svg:height="3cm" svg:x="4.745cm" svg:y="3.7cm">
              <draw:image xlink:href="Pictures/10000000000002B8000002086670396CD6252003.tif" xlink:type="simple" xlink:show="embed" xlink:actuate="onLoad" loext:mime-type="image/tiff">
                <text:p/>
              </draw:image>
            </draw:frame>
            <draw:frame draw:style-name="gr1" draw:text-style-name="P1" draw:layer="layout" svg:width="3cm" svg:height="3cm" svg:x="13.845cm" svg:y="3.7cm">
              <draw:image xlink:href="Pictures/100000000000010000000100F7AF768E92F98167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7.71cm" svg:height="6cm" svg:x="11.49cm" svg:y="6.8cm">
              <draw:image xlink:href="Pictures/1000000000000384000002BCE7F5ADB4B696D425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7.7cm" svg:height="6cm" svg:x="2.9cm" svg:y="6.8cm">
              <draw:image xlink:href="Pictures/1000000000000384000002BC757AA5CCD5F846FB.png" xlink:type="simple" xlink:show="embed" xlink:actuate="onLoad" loext:mime-type="image/png">
                <text:p/>
              </draw:image>
            </draw:frame>
          </draw:g>
          <draw:frame draw:style-name="gr2" draw:text-style-name="P2" draw:layer="layout" svg:width="1.5cm" svg:height="1.2cm" svg:x="3.7cm" svg:y="4.4cm">
            <draw:text-box>
              <text:p>(a)</text:p>
            </draw:text-box>
          </draw:frame>
          <draw:frame draw:style-name="gr2" draw:text-style-name="P2" draw:layer="layout" svg:width="1.5cm" svg:height="1.2cm" svg:x="12.7cm" svg:y="4.4cm">
            <draw:text-box>
              <text:p>(b)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0:38:47.419900605</meta:creation-date>
    <dc:date>2019-05-23T11:50:55.328321754</dc:date>
    <meta:editing-duration>PT10S</meta:editing-duration>
    <meta:editing-cycles>1</meta:editing-cycles>
    <meta:document-statistic meta:object-count="8"/>
    <meta:generator>LibreOffice/6.2.3.2$Linux_X86_64 LibreOffice_project/aecc05fe267cc68dde00352a451aa867b3b546ac</meta:generator>
  </office:meta>
</office:document-meta>
</file>